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master-page-name="Standard">
      <style:paragraph-properties style:page-number="auto"/>
    </style:style>
    <style:style style:name="T1" style:family="text">
      <style:text-properties style:font-name="Courier New" fo:language="pt" fo:country="BR" style:font-name-complex="Courier New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<text:s text:c="2"/><text:tab/>Vivemos no universo interno (u), de uma partícula qualquer de um universo superior(S); Em nosso universo a posição das partículas será determinada pela observação (o), portanto, todas as partículas<text:line-break/>(Su) determinam-se simultaneamente em uma cascata factual. </text:span></text:p>
      <text:p text:style-name="P1"><text:span text:style-name="T1">S(u = o)</text:span></text:p>
      <text:p text:style-name="Standard"><text:span text:style-name="T1"><text:s/><text:tab/>O universo humano, ou a dimensão humana, é fruto da percepção sensitiva, intuitiva, e tecnológica, ou simplesmente tudo o que é possível ao ser humano compreender. Dada a natureza desta correlação, a partir de certo ponto, a dimensão humana de compreensão é ultrapassada, revelando deste modo, uma nova perspectiva observacional, modificando o conteúdo da fórmula lógica e mantendo o aspecto total da mesma.<text:line-break/> <text:tab/>Porém, como a lógica é parte do universo humano atual, sua existência pode também ser pertencente apenas a esta dimensão observacional, e, se assim for, os limites de compreensão podem invalidar até mesmo a lógica atual, que pertence ao universo humano e ao universo observável.<text:line-break/> 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F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F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</meta:initial-creator>
    <dc:creator>L</dc:creator>
    <meta:editing-cycles>9</meta:editing-cycles>
    <meta:creation-date>2016-02-27T21:51:00</meta:creation-date>
    <dc:date>2016-03-27T15:49:00</dc:date>
    <meta:editing-duration>PT2H35M</meta:editing-duration>
    <meta:generator>LibreOffice/5.3.1.2$Linux_X86_64 LibreOffice_project/30m0$Build-2</meta:generator>
    <meta:document-statistic meta:table-count="0" meta:image-count="0" meta:object-count="0" meta:page-count="1" meta:paragraph-count="3" meta:word-count="147" meta:character-count="961" meta:non-whitespace-character-count="80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